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1c1f5" officeooo:paragraph-rsid="0001c1f5"/>
    </style:style>
    <style:style style:name="P2" style:family="paragraph" style:parent-style-name="Standard">
      <style:text-properties fo:language="es" fo:country="ES" officeooo:rsid="0002aa69" officeooo:paragraph-rsid="0002aa69"/>
    </style:style>
    <style:style style:name="P3" style:family="paragraph" style:parent-style-name="Standard">
      <style:text-properties fo:language="es" fo:country="ES" officeooo:rsid="0003af67" officeooo:paragraph-rsid="0003af67"/>
    </style:style>
    <style:style style:name="P4" style:family="paragraph" style:parent-style-name="Standard">
      <style:text-properties fo:color="#c9211e" fo:font-size="18pt" fo:language="es" fo:country="ES" officeooo:rsid="0001c1f5" officeooo:paragraph-rsid="0001c1f5" style:font-size-asian="18pt" style:font-size-complex="18pt"/>
    </style:style>
    <style:style style:name="P5" style:family="paragraph" style:parent-style-name="Standard">
      <style:text-properties fo:color="#c9211e" fo:font-size="18pt" fo:language="es" fo:country="ES" officeooo:rsid="0002aa69" officeooo:paragraph-rsid="0002aa69" style:font-size-asian="18pt" style:font-size-complex="18pt"/>
    </style:style>
    <style:style style:name="T1" style:family="text">
      <style:text-properties fo:color="#c9211e" fo:font-size="18pt" style:font-size-asian="18pt" style:font-size-complex="18pt"/>
    </style:style>
    <style:style style:name="T2" style:family="text">
      <style:text-properties officeooo:rsid="0003af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esentación Proyecto Final </text:p>
      <text:p text:style-name="P1"/>
      <text:p text:style-name="P2">El proyecto que he elegido hacer es una aplicación web en el que los usuarios puedan ver una lista de series animes o de mangas, leer una sinopsis si no lo conocían y tener un sitio donde guardar dichas series en una lista para su posterioridad verlas. También pueden dejar comentarios en tus series favoritas y que otros usuarios lo vean. Ya se que existen otras app web como la mía pero no e encontrado ninguna que estuviera en español, por eso me decidí a hacerla.</text:p>
      <text:p text:style-name="P2"/>
      <text:p text:style-name="P2"><text:span text:style-name="T1">Herramientas y Tecnologías</text:span> </text:p>
      <text:p text:style-name="P2"/>
      <text:p text:style-name="P2">Para este proyecto en concreto he utilizado:</text:p>
      <text:p text:style-name="P2"/>
      <text:p text:style-name="P2">- PHP 7</text:p>
      <text:p text:style-name="P2">- <text:span text:style-name="T2">CSS3</text:span></text:p>
      <text:p text:style-name="P2">- <text:span text:style-name="T2">HTML5</text:span></text:p>
      <text:p text:style-name="P2">- Boostrap</text:p>
      <text:p text:style-name="P2">- Javascript</text:p>
      <text:p text:style-name="P2">- <text:span text:style-name="T2">Jquery</text:span></text:p>
      <text:p text:style-name="P2"/>
      <text:p text:style-name="P5">Proceso de Desarrollo</text:p>
      <text:p text:style-name="P2"/>
      <text:p text:style-name="P2">- Empece por traer el CRUD que tenía para la asignatura de Desarrollo Web en Entorno Servidor.</text:p>
      <text:p text:style-name="P2"/>
      <text:p text:style-name="P2">- Cambie los estilos para estar acorde con los requisitos de “responsive”.</text:p>
      <text:p text:style-name="P2"/>
      <text:p text:style-name="P2">- Me plantee lo que quería que mi aplicación hiciera (guardar animes en lista de usuarios, añadir sección de mangas, <text:span text:style-name="T2">listar los animes y mangas de cada usuario, añadir una sección de comentarios, una administración de animes y mangas, y que estuviera operativo y funcional) y empece como me habian enseñado en clase, primero desmenuzando los problemas y haciéndolo paso por paso y no empezar un segundo paso si el primero no estuviera finalizado.</text:span></text:p>
      <text:p text:style-name="P2"/>
      <text:p text:style-name="P2">- <text:span text:style-name="T2">Fui haciendo cada una de las cosas que e mencionado paso a paso y el resultado es el que les muestro a continuación.</text:span></text:p>
      <text:p text:style-name="P2"/>
      <text:p text:style-name="P3">Sitio web </text:p>
      <text:p text:style-name="P3"/>
      <text:p text:style-name="P3"><text:a xlink:type="simple" xlink:href="http://listanime.epizy.com/" text:style-name="Internet_20_link" text:visited-style-name="Visited_20_Internet_20_Link">http://listanime.epizy.com/</text:a> </text:p>
      <text:p text:style-name="P3"/>
      <text:p text:style-name="P3">Usuario Administrador</text:p>
      <text:p text:style-name="P3"/>
      <text:p text:style-name="P3">email → <text:a xlink:type="simple" xlink:href="mailto:admin@admin.com" text:style-name="Internet_20_link" text:visited-style-name="Visited_20_Internet_20_Link">admin@admin.com</text:a></text:p>
      <text:p text:style-name="P3">contraseña → Admin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6-18T20:42:32.574000000</dc:date>
    <meta:editing-duration>PT4S</meta:editing-duration>
    <meta:editing-cycles>1</meta:editing-cycles>
    <meta:document-statistic meta:table-count="0" meta:image-count="0" meta:object-count="0" meta:page-count="1" meta:paragraph-count="20" meta:word-count="253" meta:character-count="1469" meta:non-whitespace-character-count="1232"/>
  </office:meta>
</office:document-meta>
</file>